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ma" svg:font-family="Loma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8197a" officeooo:paragraph-rsid="0008197a" style:font-size-asian="14pt" style:font-size-complex="14pt"/>
    </style:style>
    <style:style style:name="P2" style:family="paragraph" style:parent-style-name="Standard">
      <style:text-properties fo:font-size="14pt" officeooo:rsid="0008197a" officeooo:paragraph-rsid="000a4e04" style:font-size-asian="14pt" style:font-size-complex="14pt"/>
    </style:style>
    <style:style style:name="P3" style:family="paragraph" style:parent-style-name="Standard">
      <style:text-properties fo:font-size="14pt" officeooo:rsid="0008197a" officeooo:paragraph-rsid="000ba605" style:font-size-asian="14pt" style:font-size-complex="14pt"/>
    </style:style>
    <style:style style:name="P4" style:family="paragraph" style:parent-style-name="Standard">
      <style:text-properties fo:font-size="14pt" officeooo:rsid="0008197a" officeooo:paragraph-rsid="000baef9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officeooo:rsid="0008197a" officeooo:paragraph-rsid="0008197a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08197a" officeooo:paragraph-rsid="000baef9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08197a" officeooo:paragraph-rsid="0008197a" style:font-size-asian="14pt" style:font-size-complex="14pt"/>
    </style:style>
    <style:style style:name="P8" style:family="paragraph" style:parent-style-name="Standard">
      <style:text-properties fo:font-size="14pt" officeooo:rsid="0008770d" officeooo:paragraph-rsid="0008770d" style:font-size-asian="14pt" style:font-size-complex="14pt"/>
    </style:style>
    <style:style style:name="P9" style:family="paragraph" style:parent-style-name="Standard">
      <style:text-properties fo:font-size="14pt" officeooo:rsid="0008770d" officeooo:paragraph-rsid="0009a309" style:font-size-asian="14pt" style:font-size-complex="14pt"/>
    </style:style>
    <style:style style:name="P10" style:family="paragraph" style:parent-style-name="Standard">
      <style:text-properties fo:font-size="14pt" officeooo:rsid="0008770d" officeooo:paragraph-rsid="000a4e04" style:font-size-asian="14pt" style:font-size-complex="14pt"/>
    </style:style>
    <style:style style:name="P11" style:family="paragraph" style:parent-style-name="Standard">
      <style:text-properties fo:font-size="14pt" officeooo:rsid="0008770d" officeooo:paragraph-rsid="000beedb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08770d" officeooo:paragraph-rsid="0009a309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08770d" officeooo:paragraph-rsid="0008770d" style:font-size-asian="14pt" style:font-size-complex="14pt"/>
    </style:style>
    <style:style style:name="P14" style:family="paragraph" style:parent-style-name="Standard">
      <style:text-properties fo:font-size="14pt" officeooo:rsid="0009a309" officeooo:paragraph-rsid="0009a309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09a309" officeooo:paragraph-rsid="0009a309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rsid="000a4dde" officeooo:paragraph-rsid="000a4dde" style:font-size-asian="14pt" style:font-size-complex="14pt"/>
    </style:style>
    <style:style style:name="P17" style:family="paragraph" style:parent-style-name="Standard">
      <style:text-properties fo:font-size="14pt" officeooo:rsid="000a4e04" officeooo:paragraph-rsid="000a4e04" style:font-size-asian="14pt" style:font-size-complex="14pt"/>
    </style:style>
    <style:style style:name="P18" style:family="paragraph" style:parent-style-name="Standard">
      <style:text-properties fo:font-size="14pt" officeooo:rsid="000ba605" officeooo:paragraph-rsid="000ba605" style:font-size-asian="14pt" style:font-size-complex="14pt"/>
    </style:style>
    <style:style style:name="P19" style:family="paragraph" style:parent-style-name="Standard">
      <style:text-properties fo:font-size="14pt" officeooo:rsid="000baef9" officeooo:paragraph-rsid="000baef9" style:font-size-asian="14pt" style:font-size-complex="14pt"/>
    </style:style>
    <style:style style:name="P20" style:family="paragraph" style:parent-style-name="Standard">
      <style:text-properties fo:font-size="14pt" officeooo:rsid="000beedb" officeooo:paragraph-rsid="000beedb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officeooo:rsid="000beedb" officeooo:paragraph-rsid="000beedb" style:font-size-asian="14pt" style:font-size-complex="14pt"/>
    </style:style>
    <style:style style:name="P22" style:family="paragraph" style:parent-style-name="Standard">
      <style:text-properties fo:color="#ff3333" fo:font-size="14pt" fo:font-weight="bold" officeooo:rsid="0008197a" officeooo:paragraph-rsid="0008197a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ff3333" fo:font-size="14pt" fo:font-weight="bold" officeooo:rsid="0008197a" officeooo:paragraph-rsid="0008197a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URW Chancery L" fo:font-size="26pt" fo:font-weight="bold" officeooo:rsid="0008197a" officeooo:paragraph-rsid="0008197a" style:font-size-asian="26pt" style:font-weight-asian="bold" style:font-size-complex="26pt" style:font-weight-complex="bold"/>
    </style:style>
    <style:style style:name="P25" style:family="paragraph" style:parent-style-name="Standard">
      <style:text-properties fo:font-size="14pt" officeooo:rsid="000a4e04" officeooo:paragraph-rsid="000a4e04" style:font-size-asian="14pt" style:font-size-complex="14pt"/>
    </style:style>
    <style:style style:name="P26" style:family="paragraph" style:parent-style-name="Standard">
      <style:text-properties fo:font-size="14pt" officeooo:rsid="000a4e04" officeooo:paragraph-rsid="000beedb" style:font-size-asian="14pt" style:font-size-complex="14pt"/>
    </style:style>
    <style:style style:name="P27" style:family="paragraph" style:parent-style-name="Standard">
      <style:text-properties fo:font-size="14pt" officeooo:rsid="000ba605" officeooo:paragraph-rsid="0008197a" style:font-size-asian="14pt" style:font-size-complex="14pt"/>
    </style:style>
    <style:style style:name="P28" style:family="paragraph" style:parent-style-name="Standard">
      <style:text-properties fo:font-size="14pt" officeooo:rsid="000ba605" officeooo:paragraph-rsid="000ba605" style:font-size-asian="14pt" style:font-size-complex="14pt"/>
    </style:style>
    <style:style style:name="P29" style:family="paragraph" style:parent-style-name="Standard">
      <style:paragraph-properties fo:text-align="justify" style:justify-single-word="false"/>
      <style:text-properties fo:font-size="14pt" officeooo:rsid="0009a309" officeooo:paragraph-rsid="0009a309" style:font-size-asian="14pt" style:font-size-complex="14pt"/>
    </style:style>
    <style:style style:name="P30" style:family="paragraph" style:parent-style-name="Standard">
      <style:text-properties fo:font-size="14pt" officeooo:rsid="0009a309" officeooo:paragraph-rsid="0009a309" style:font-size-asian="14pt" style:font-size-complex="14pt"/>
    </style:style>
    <style:style style:name="P31" style:family="paragraph" style:parent-style-name="Standard">
      <style:text-properties fo:font-size="14pt" officeooo:rsid="00120cf6" officeooo:paragraph-rsid="00120cf6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fo:font-size="14pt" officeooo:rsid="0008197a" officeooo:paragraph-rsid="0013ba65" style:font-size-asian="14pt" style:font-size-complex="14pt"/>
    </style:style>
    <style:style style:name="P33" style:family="paragraph" style:parent-style-name="Standard">
      <style:text-properties fo:font-size="14pt" officeooo:rsid="0008197a" officeooo:paragraph-rsid="0008197a" style:font-size-asian="14pt" style:font-size-complex="14pt"/>
    </style:style>
    <style:style style:name="P34" style:family="paragraph" style:parent-style-name="Standard">
      <style:paragraph-properties fo:text-align="end" style:justify-single-word="false"/>
      <style:text-properties fo:font-size="14pt" officeooo:rsid="0008197a" officeooo:paragraph-rsid="0008197a" style:font-size-asian="14pt" style:font-size-complex="14pt"/>
    </style:style>
    <style:style style:name="P35" style:family="paragraph" style:parent-style-name="Standard">
      <style:paragraph-properties fo:text-align="justify" style:justify-single-word="false"/>
      <style:text-properties fo:font-size="14pt" officeooo:rsid="000a4dde" officeooo:paragraph-rsid="000a4dde" style:font-size-asian="14pt" style:font-size-complex="14pt"/>
    </style:style>
    <style:style style:name="P36" style:family="paragraph" style:parent-style-name="Standard">
      <style:paragraph-properties fo:text-align="start" style:justify-single-word="false"/>
      <style:text-properties fo:color="#000000" style:font-name="Loma" fo:font-size="14pt" fo:font-weight="bold" officeooo:rsid="0013ba65" officeooo:paragraph-rsid="0013ba65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style:font-name="Loma" fo:font-size="14pt" fo:font-weight="normal" officeooo:rsid="0013ba65" officeooo:paragraph-rsid="0013ba65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Loma" fo:font-size="14pt" fo:font-weight="normal" officeooo:rsid="0008197a" officeooo:paragraph-rsid="0013ba65" style:font-size-asian="14pt" style:font-weight-asian="normal" style:font-size-complex="14pt" style:font-weight-complex="normal"/>
    </style:style>
    <style:style style:name="P39" style:family="paragraph" style:parent-style-name="Standard">
      <style:text-properties fo:font-size="13pt" officeooo:rsid="000a4e04" officeooo:paragraph-rsid="000a4e04" style:font-size-asian="13pt" style:font-size-complex="13pt"/>
    </style:style>
    <style:style style:name="P40" style:family="paragraph" style:parent-style-name="Standard">
      <style:paragraph-properties fo:text-align="center" style:justify-single-word="false"/>
      <style:text-properties style:font-name="URW Chancery L" fo:font-size="26pt" fo:font-weight="bold" officeooo:rsid="0008197a" officeooo:paragraph-rsid="0008197a" style:font-size-asian="26pt" style:font-weight-asian="bold" style:font-size-complex="26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URW Chancery L" fo:font-size="32pt" fo:font-weight="bold" officeooo:rsid="000baef9" officeooo:paragraph-rsid="000baef9" style:font-size-asian="32pt" style:font-weight-asian="bold" style:font-size-complex="32pt" style:font-weight-complex="bold"/>
    </style:style>
    <style:style style:name="P42" style:family="paragraph" style:parent-style-name="Standard">
      <style:text-properties fo:color="#ff3333" fo:font-size="14pt" fo:font-weight="bold" officeooo:rsid="0008197a" officeooo:paragraph-rsid="0008197a" style:font-size-asian="14pt" style:font-weight-asian="bold" style:font-size-complex="14pt" style:font-weight-complex="bold"/>
    </style:style>
    <style:style style:name="P43" style:family="paragraph" style:parent-style-name="Standard">
      <style:text-properties fo:color="#ff3333" fo:font-size="18pt" fo:font-weight="bold" officeooo:rsid="0008197a" officeooo:paragraph-rsid="0008197a" style:font-size-asian="18pt" style:font-weight-asian="bold" style:font-size-complex="18pt" style:font-weight-complex="bold"/>
    </style:style>
    <style:style style:name="P44" style:family="paragraph" style:parent-style-name="Standard">
      <style:text-properties fo:font-size="18pt" officeooo:rsid="0008197a" officeooo:paragraph-rsid="0008197a" style:font-size-asian="18pt" style:font-size-complex="18pt"/>
    </style:style>
    <style:style style:name="P45" style:family="paragraph" style:parent-style-name="Standard">
      <style:paragraph-properties fo:break-before="page"/>
      <style:text-properties fo:color="#ff3333" fo:font-size="18pt" fo:font-weight="bold" officeooo:rsid="0008197a" officeooo:paragraph-rsid="0008197a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aef9" style:font-weight-asian="bold" style:font-weight-complex="bold"/>
    </style:style>
    <style:style style:name="T3" style:family="text">
      <style:text-properties fo:font-weight="bold" officeooo:rsid="000ba605" style:font-weight-asian="bold" style:font-weight-complex="bold"/>
    </style:style>
    <style:style style:name="T4" style:family="text">
      <style:text-properties fo:font-weight="bold" officeooo:rsid="0009a309" style:font-weight-asian="bold" style:font-weight-complex="bold"/>
    </style:style>
    <style:style style:name="T5" style:family="text">
      <style:text-properties fo:font-weight="bold" officeooo:rsid="000a4e04" style:font-weight-asian="bold" style:font-weight-complex="bold"/>
    </style:style>
    <style:style style:name="T6" style:family="text">
      <style:text-properties fo:font-weight="bold" officeooo:rsid="000beedb" style:font-weight-asian="bold" style:font-weight-complex="bold"/>
    </style:style>
    <style:style style:name="T7" style:family="text">
      <style:text-properties officeooo:rsid="0009a309"/>
    </style:style>
    <style:style style:name="T8" style:family="text">
      <style:text-properties officeooo:rsid="000a4dde"/>
    </style:style>
    <style:style style:name="T9" style:family="text">
      <style:text-properties officeooo:rsid="000a4e04"/>
    </style:style>
    <style:style style:name="T10" style:family="text">
      <style:text-properties officeooo:rsid="000ba605"/>
    </style:style>
    <style:style style:name="T11" style:family="text">
      <style:text-properties officeooo:rsid="000baef9"/>
    </style:style>
    <style:style style:name="T12" style:family="text">
      <style:text-properties officeooo:rsid="000beedb"/>
    </style:style>
    <style:style style:name="T13" style:family="text">
      <style:text-properties fo:color="#0000ff"/>
    </style:style>
    <style:style style:name="T14" style:family="text">
      <style:text-properties fo:color="#0000ff" officeooo:rsid="000ba605"/>
    </style:style>
    <style:style style:name="T15" style:family="text">
      <style:text-properties fo:color="#0000ff" officeooo:rsid="000a4e04"/>
    </style:style>
    <style:style style:name="T16" style:family="text">
      <style:text-properties fo:color="#000000" fo:font-weight="normal" style:font-weight-asian="normal" style:font-weight-complex="normal"/>
    </style:style>
    <style:style style:name="T17" style:family="text">
      <style:text-properties fo:color="#000000" fo:font-weight="normal" officeooo:rsid="000beedb" style:font-weight-asian="normal" style:font-weight-complex="normal"/>
    </style:style>
    <style:style style:name="T18" style:family="text">
      <style:text-properties fo:color="#000000" fo:font-weight="normal" officeooo:rsid="000d9df9" style:font-weight-asian="normal" style:font-weight-complex="normal"/>
    </style:style>
    <style:style style:name="T19" style:family="text">
      <style:text-properties fo:color="#000000" fo:font-weight="normal" officeooo:rsid="0013ba65" style:font-weight-asian="normal" style:font-weight-complex="normal"/>
    </style:style>
    <style:style style:name="T20" style:family="text">
      <style:text-properties fo:color="#000000" officeooo:rsid="00101893"/>
    </style:style>
    <style:style style:name="T21" style:family="text">
      <style:text-properties fo:color="#000000" officeooo:rsid="00120cf6"/>
    </style:style>
    <style:style style:name="T22" style:family="text">
      <style:text-properties officeooo:rsid="000d9df9"/>
    </style:style>
    <style:style style:name="T23" style:family="text">
      <style:text-properties officeooo:rsid="00101893"/>
    </style:style>
    <style:style style:name="T24" style:family="text">
      <style:text-properties officeooo:rsid="00120cf6"/>
    </style:style>
    <style:style style:name="T25" style:family="text">
      <style:text-properties fo:font-weight="normal" officeooo:rsid="00120cf6" style:font-weight-asian="normal" style:font-weight-complex="normal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fo:font-size="13pt" officeooo:rsid="00120cf6" style:font-size-asian="13pt" style:font-size-complex="13pt"/>
    </style:style>
    <style:style style:name="T28" style:family="text">
      <style:text-properties fo:color="#ff3333" fo:font-size="14pt" style:font-size-asian="14pt" style:font-size-complex="14pt"/>
    </style:style>
    <style:style style:name="T29" style:family="text">
      <style:text-properties fo:color="#ff3333" fo:font-size="14pt" officeooo:rsid="0008197a" style:font-size-asian="14pt" style:font-size-complex="14pt"/>
    </style:style>
    <style:style style:name="T30" style:family="text">
      <style:text-properties fo:color="#ff3333" fo:font-weight="bold" style:font-weight-asian="bold" style:font-weight-complex="bold"/>
    </style:style>
    <style:style style:name="T31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fo:font-size="14pt" officeooo:rsid="0008197a" style:font-size-asian="14pt" style:font-size-complex="14pt"/>
    </style:style>
    <style:style style:name="T34" style:family="text">
      <style:text-properties officeooo:rsid="0008197a"/>
    </style:style>
    <style:style style:name="T35" style:family="text">
      <style:text-properties fo:font-size="16pt" officeooo:rsid="0009a309" style:font-size-asian="16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<text:span text:style-name="T11">des </text:span>charge<text:span text:style-name="T11">s</text:span></text:p>
      <text:p text:style-name="P5"><text:span text:style-name="T12">Guernon Patrice</text:span><text:tab/></text:p>
      <text:p text:style-name="P5"/>
      <text:p text:style-name="P5"/>
      <text:p text:style-name="P41">L’InterFace</text:p>
      <text:p text:style-name="P24"/>
      <text:p text:style-name="P36">Sommaire:</text:p>
      <text:p text:style-name="P37">1. Client</text:p>
      <text:p text:style-name="P37">2. <text:span text:style-name="T34">Type de projet</text:span></text:p>
      <text:p text:style-name="P37"><text:span text:style-name="T34">3. Prestations</text:span></text:p>
      <text:p text:style-name="P38">4. Fonctionnalités</text:p>
      <text:p text:style-name="P38">5. Contenu / Structure</text:p>
      <text:p text:style-name="P38">6. Attentes techniques</text:p>
      <text:p text:style-name="P38">7. Brief créatif</text:p>
      <text:p text:style-name="P38">8. Contraintes <text:span text:style-name="T12">particulières:</text:span></text:p>
      <text:p text:style-name="P24"/>
      <text:p text:style-name="P24"/>
      <text:p text:style-name="P24"/>
      <text:p text:style-name="P24"/>
      <text:p text:style-name="P43">1. Client</text:p>
      <text:p text:style-name="P22"/>
      <text:p text:style-name="P6"><text:tab/><text:tab/><text:span text:style-name="T35">L</text:span><text:span text:style-name="T7">a Fondation </text:span>FACE <text:span text:style-name="T11">Rennes (Fondation Agir Contre l'Exclusion) est une <text:tab/>association spécialisée dans l'insertion professionnelle. Elle fait partie d'un <text:tab/>réseau plus dense d'associations présentes sur tout le territoire.</text:span></text:p>
      <text:p text:style-name="P19"/>
      <text:p text:style-name="P19"><text:tab/>Pour mener à bien sa mission d'insertion, FACE Rennes a recours à différentes <text:tab/>méthodes et formations. </text:p>
      <text:p text:style-name="P1"/>
      <text:p text:style-name="P22"/>
      <text:p text:style-name="P45">2. Type de projet</text:p>
      <text:p text:style-name="P22"/>
      <text:p text:style-name="P32"><text:tab/><text:span text:style-name="T8">De l’ordre de l’i</text:span>ntranet, <text:span text:style-name="T11">le projet </text:span><text:span text:style-name="T2">InterFace</text:span><text:span text:style-name="T11">(TM) est une interface de gestion <text:tab/>de dossier collaborative.<text:tab/>Elle est destinée aux employé(e)s de FACE.<text:tab/>Elle <text:tab/>devra contenir:</text:span></text:p>
      <text:p text:style-name="P32"><text:span text:style-name="T11"><text:s/></text:span></text:p>
      <text:p text:style-name="P16"><text:span text:style-name="T1"><text:tab/>2.1</text:span> une <text:span text:style-name="T1">fonction de recherche</text:span> efficace et rapide qui permet de retrouver une <text:tab/>page descriptive sur toutes les actions menées pour le « <text:span text:style-name="T24">Suivi »</text:span> et le suivi.</text:p>
      <text:p text:style-name="P16"/>
      <text:p text:style-name="P16"><text:span text:style-name="T1"><text:tab/>2.2</text:span> Un <text:span text:style-name="T1">agenda centralisé</text:span> pour les employés de FACE (de façon que chacun <text:tab/>connaisse les disponibilités de l'autre pour lui assigner un « <text:span text:style-name="T24">Suivi »</text:span>)</text:p>
      <text:p text:style-name="P16"/>
      <text:p text:style-name="P16"><text:span text:style-name="T1"><text:tab/>2.3</text:span> Un <text:span text:style-name="T1">suivi des actions</text:span> menées par l'employé<text:span text:style-name="T11">(e)</text:span> sur une période donnée</text:p>
      <text:p text:style-name="P16"/>
      <text:p text:style-name="P16"><text:span text:style-name="T1"><text:tab/>2.4</text:span> Un système de <text:span text:style-name="T1">mailing intégré</text:span> avec envoi automatique aux dates de suivi.</text:p>
      <text:p text:style-name="P16"/>
      <text:p text:style-name="P16"><text:span text:style-name="T1"><text:tab/>2.5</text:span> Un système de <text:span text:style-name="T1">messagerie interne</text:span>.</text:p>
      <text:p text:style-name="P16"/>
      <text:p text:style-name="P16"><text:span text:style-name="T1"><text:tab/>2.6</text:span> Un système de <text:span text:style-name="T1">notifications</text:span> (reminder) pour les différents rendez-vous.</text:p>
      <text:p text:style-name="P16"/>
      <text:p text:style-name="P16"><text:span text:style-name="T1"><text:tab/>2.7</text:span> Un système de <text:span text:style-name="T1">gestion des fichiers et offres d’emplois</text:span>.</text:p>
      <text:p text:style-name="P16"/>
      <text:p text:style-name="P16"><text:span text:style-name="T1"><text:tab/>2.8</text:span> Prévoir un usage à grande échelle (FACE France 64 utilisateur).</text:p>
      <text:p text:style-name="P16"/>
      <text:p text:style-name="P16"><text:span text:style-name="T1"><text:tab/>2.9</text:span> Compte supérieur (corps de direction) avec des privilèges supplémentaires <text:tab/>et une possibilité d’avoir une vision globale des « <text:span text:style-name="T24">Suivis »</text:span>.</text:p>
      <text:p text:style-name="P16"><text:tab/></text:p>
      <text:p text:style-name="P16"/>
      <text:p text:style-name="P44"><text:span text:style-name="T30">3. Prestations</text:span></text:p>
      <text:p text:style-name="P22"/>
      <text:p text:style-name="P1"><text:tab/><text:span text:style-name="T1">3.1</text:span> <text:span text:style-name="T1">conception du site</text:span></text:p>
      <text:p text:style-name="P1"><text:tab/><text:tab/><text:span text:style-name="T13">3.1.1</text:span> arborescence</text:p>
      <text:p text:style-name="P17"><text:tab/><text:tab/><text:tab/>3.1.1.1 3 points principaux :</text:p>
      <text:p text:style-name="P17"><text:tab/><text:tab/><text:tab/><text:tab/><text:span text:style-name="T26">- le « </text:span><text:span text:style-name="T27">Suivi »</text:span><text:span text:style-name="T26">, </text:span></text:p>
      <text:p text:style-name="P39"><text:tab/><text:tab/><text:tab/><text:tab/>- l’agenda, <text:span text:style-name="T24">distinction temps imparti au « Flux » et au « Suivi »</text:span> </text:p>
      <text:p text:style-name="P39"><text:tab/><text:tab/><text:tab/><text:tab/>- le moteur de recherche</text:p>
      <text:p text:style-name="P39"/>
      <text:p text:style-name="P2"><text:tab/><text:tab/><text:span text:style-name="T13">3.1.2</text:span> <text:span text:style-name="T9">Le </text:span>chemin de navigation <text:span text:style-name="T9">devra être intuitif et facile de prise en <text:tab/><text:tab/><text:tab/>main </text:span></text:p>
      <text:p text:style-name="P7"><text:tab/><text:tab/><text:span text:style-name="T13">3.1.3</text:span> ergonomie : <text:span text:style-name="T9">étant donné qu’il n’est pas prévu <text:s/>de formation à <text:tab/><text:tab/><text:tab/>l’utilisation du logiciel celui-ci devra être aussi claire d’utilisation que <text:tab/><text:tab/>possible</text:span></text:p>
      <text:p text:style-name="P7"><text:tab/><text:tab/><text:span text:style-name="T13">3.1.4</text:span> charte graphique : <text:span text:style-name="T9">fournie par FACE</text:span></text:p>
      <text:p text:style-name="P7"/>
      <text:p text:style-name="P1"><text:soft-page-break/><text:tab/><text:span text:style-name="T1">3.2</text:span> <text:span text:style-name="T1">production des contenus</text:span> : <text:span text:style-name="T9">dossiers « Suivi », agenda et modification</text:span></text:p>
      <text:p text:style-name="P1"><text:tab/><text:span text:style-name="T1">3.3</text:span> <text:span text:style-name="T1">réalisation technique du site</text:span></text:p>
      <text:p text:style-name="P1"><text:tab/><text:tab/><text:span text:style-name="T13">3.3.1 </text:span>développement intégration</text:p>
      <text:p text:style-name="P1"><text:tab/><text:tab/>-<text:span text:style-name="T9">interface de</text:span> <text:span text:style-name="T9">gestion base de données (dossiers des « Suivis », offres <text:tab/><text:tab/><text:tab/><text:tab/>d’emploi mise en relation automatiquement avec un « Suivi »)</text:span></text:p>
      <text:p text:style-name="P1"><text:tab/><text:span text:style-name="T1">3.4</text:span> <text:span text:style-name="T5">hébergement</text:span><text:span text:style-name="T1"> , nom de domaine : </text:span><text:span text:style-name="T6">internalisé</text:span></text:p>
      <text:p text:style-name="P1"><text:tab/><text:span text:style-name="T1">3.5</text:span> <text:span text:style-name="T1">autres prestations</text:span> :</text:p>
      <text:p text:style-name="P1"><text:span text:style-name="T9"><text:tab/><text:tab/></text:span><text:span text:style-name="T15">3.5.1</text:span> maintenance serveur : <text:span text:style-name="T9">Fondation FACE</text:span></text:p>
      <text:p text:style-name="P1"><text:span text:style-name="T9"><text:tab/><text:tab/></text:span><text:span text:style-name="T15">3.5.2</text:span> maintenance site : <text:span text:style-name="T9">différentes promo Code Academie</text:span></text:p>
      <text:p text:style-name="P2"><text:span text:style-name="T9"><text:tab/><text:tab/></text:span><text:span text:style-name="T15">3.5.3</text:span><text:span text:style-name="T9"> La stratégie d’acquisition de visiteur et l’optimisation pour les <text:tab/><text:tab/><text:tab/>moteur de recherche ne sont pas envisagées dans un premier temps </text:span></text:p>
      <text:p text:style-name="P2"><text:span text:style-name="T9"><text:tab/><text:tab/></text:span><text:span text:style-name="T15">3.5.4</text:span> <text:span text:style-name="T9">Il n’est pas prévu de formation pour les utilisateurs : les <text:tab/><text:tab/><text:tab/><text:tab/><text:tab/>fonctionnalités devront être aussi intuitives et ergonomiques que <text:tab/><text:tab/><text:tab/>possibles. Devront être fournis:</text:span></text:p>
      <text:p text:style-name="P17"><text:tab/><text:tab/><text:tab/>3.5.4.1 Un manuel d’utilisation devra être fourni, ainsi que </text:p>
      <text:p text:style-name="P17"><text:tab/><text:tab/><text:tab/>3.5.4.2 Une spécification fonctionnelle</text:p>
      <text:p text:style-name="P17"><text:tab/><text:tab/><text:tab/>3.5.4.3 Une spécification technique</text:p>
      <text:p text:style-name="P17"><text:tab/><text:tab/><text:tab/>3.5.4.4 Un guide d'administration</text:p>
      <text:p text:style-name="P1"/>
      <text:p text:style-name="P1"/>
      <text:p text:style-name="P44"><text:span text:style-name="T30">4. Fonctionnalités</text:span></text:p>
      <text:p text:style-name="P22"/>
      <text:p text:style-name="P1"><text:span text:style-name="T10"><text:tab/></text:span><text:span text:style-name="T3">4.1 </text:span><text:span text:style-name="T25">g</text:span><text:span text:style-name="T10">estion des </text:span>offre<text:span text:style-name="T10">s</text:span></text:p>
      <text:p text:style-name="P18"><text:tab/><text:tab/><text:span text:style-name="T13">4.1.1 </text:span><text:span text:style-name="T20">réception, </text:span><text:span text:style-name="T21">affichage</text:span></text:p>
      <text:p text:style-name="P18"><text:span text:style-name="T13"><text:tab/><text:tab/>4.1.2 </text:span><text:span text:style-name="T20">mise en relation automatisée avec Flux</text:span></text:p>
      <text:p text:style-name="Text_20_body"><text:tab/><text:tab/><text:tab/>- envoi mail automatisé</text:p>
      <text:p text:style-name="P1"><text:span text:style-name="T10"><text:tab/></text:span><text:span text:style-name="T3">4.2</text:span> agenda</text:p>
      <text:p text:style-name="P18"><text:tab/><text:tab/><text:span text:style-name="T13">4.2.1 </text:span><text:s/>agenda personne<text:span text:style-name="T24">l</text:span></text:p>
      <text:p text:style-name="P18"><text:tab/><text:tab/><text:span text:style-name="T13">4.2.2</text:span> agenda autre « employee »</text:p>
      <text:p text:style-name="P3"><text:span text:style-name="T10"><text:tab/></text:span><text:span text:style-name="T3">4.3</text:span> r<text:span text:style-name="T10">é</text:span>ception et envoi notification </text:p>
      <text:p text:style-name="P3"><text:span text:style-name="T10"><text:tab/><text:tab/></text:span><text:span text:style-name="T14">4.3.1</text:span> me<text:span text:style-name="T10">s</text:span>sage privé</text:p>
      <text:p text:style-name="P18"><text:span text:style-name="T13"><text:tab/><text:tab/>4.3.2</text:span> notification demande de modification agenda</text:p>
      <text:p text:style-name="P31"><text:span text:style-name="T13"><text:tab/><text:tab/>4.3.3</text:span> notification rendez-vous</text:p>
      <text:p text:style-name="P3"><text:span text:style-name="T10"><text:tab/></text:span><text:span text:style-name="T3">4.4</text:span> <text:s/>moteur de recherche:</text:p>
      <text:p text:style-name="P18"><text:tab/><text:tab/><text:span text:style-name="T13">4.4.1</text:span> <text:span text:style-name="T9">recherche par Suivi, </text:span></text:p>
      <text:p text:style-name="P18"><text:tab/><text:tab/><text:span text:style-name="T13">4.4.2</text:span> <text:span text:style-name="T9">par Compétence en fonction Offre</text:span></text:p>
      <text:p text:style-name="P3"><text:span text:style-name="T10"><text:tab/></text:span><text:span text:style-name="T3">4.5</text:span><text:span text:style-name="T10"> gestion Dossiers «Suivi»</text:span></text:p>
      <text:p text:style-name="P3"><text:span text:style-name="T10"><text:tab/><text:tab/></text:span><text:span text:style-name="T14">4.5.1</text:span><text:span text:style-name="T10"> c</text:span>r<text:span text:style-name="T10">é</text:span>ation compte «<text:span text:style-name="T24">Suivi»</text:span></text:p>
      <text:p text:style-name="P3"><text:span text:style-name="T10"><text:tab/><text:tab/></text:span><text:span text:style-name="T14">4.5.2</text:span> <text:span text:style-name="T10">intégration compte « Suivi »: mise à jour</text:span></text:p>
      <text:p text:style-name="P18"><text:tab/><text:tab/><text:span text:style-name="T13">4.5.3</text:span> suppression<text:span text:style-name="T9"> compte « Suivi »</text:span></text:p>
      <text:p text:style-name="P4"><text:span text:style-name="T10"><text:tab/></text:span><text:span text:style-name="T3">4.6</text:span> <text:s/>plan d’accès simple et interactif :</text:p>
      <text:p text:style-name="P4"><text:span text:style-name="T10"><text:tab/></text:span><text:span text:style-name="T3">4.7</text:span> <text:s/><text:span text:style-name="T10">particularité fonctionnelle: compte « </text:span>DIRECT<text:span text:style-name="T10">O</text:span>R »</text:p>
      <text:p text:style-name="P6"><text:soft-page-break/><text:tab/><text:tab/>toutes les fonctio<text:span text:style-name="T10">n</text:span>nalités « EMPLOYE<text:span text:style-name="T10">E</text:span> » plus une vision globale et une <text:tab/><text:tab/><text:span text:style-name="T10">administration</text:span> <text:span text:style-name="T10">complète</text:span> des employ<text:span text:style-name="T10">é(</text:span>e<text:span text:style-name="T10">)</text:span>s, des agendas et des dossiers <text:tab/><text:tab/>flux. <text:span text:style-name="T10">Lui seul pourra créer et supprimer un compte « EMPLOYEE »</text:span></text:p>
      <text:p text:style-name="P21"><text:tab/><text:span text:style-name="T1">4.8</text:span> Contenu dossier « <text:span text:style-name="T24">Suivi</text:span> :</text:p>
      <text:p text:style-name="P20"><text:tab/>En plus des informations classiques les dossiers devront contenir commde <text:tab/>informations :</text:p>
      <text:p text:style-name="P20"><text:tab/><text:tab/><text:span text:style-name="T13">4.8.1</text:span> Création d'une lettre de motivation</text:p>
      <text:p text:style-name="P20"><text:tab/><text:tab/><text:span text:style-name="T13">4.8.2</text:span> Création/amélioration d'un CV</text:p>
      <text:p text:style-name="P20"><text:tab/><text:tab/><text:span text:style-name="T13">4.8.3</text:span> Proposition d'offres.</text:p>
      <text:p text:style-name="P20"><text:tab/><text:tab/><text:span text:style-name="T13">4.8.4</text:span> Préparation aux entretiens.</text:p>
      <text:p text:style-name="P20"><text:tab/><text:tab/><text:span text:style-name="T13">4.8.5</text:span> autres ateliers.</text:p>
      <text:p text:style-name="P27"><text:tab/></text:p>
      <text:p text:style-name="P1"/>
      <text:p text:style-name="P1"><text:span text:style-name="T31">5. Contenu / Structure</text:span><text:span text:style-name="T30"> </text:span></text:p>
      <text:p text:style-name="P22"/>
      <text:p text:style-name="P10"><text:tab/><text:span text:style-name="T6">5.1 </text:span><text:span text:style-name="T1">arborescence</text:span> : </text:p>
      <text:p text:style-name="P11"><text:tab/><text:tab/>Plan de contenu, <text:span text:style-name="T12">(cf schéma et maquettes)</text:span> </text:p>
      <text:p text:style-name="P11"><text:tab/><text:span text:style-name="T6">5.2</text:span><text:tab/>flux de <text:span text:style-name="T1">navigation</text:span> <text:span text:style-name="T12">et </text:span><text:span text:style-name="T6">p</text:span><text:span text:style-name="T1">arcours</text:span> utilisateurs : </text:p>
      <text:p text:style-name="P11"><text:span text:style-name="T15"><text:tab/><text:tab/>5.2.1</text:span><text:span text:style-name="T9"> page d’accueil</text:span></text:p>
      <text:p text:style-name="P20"><text:tab/><text:tab/><text:tab/>5.2.1.1 barre de navigation</text:p>
      <text:p text:style-name="P20"><text:tab/><text:tab/><text:tab/>5.2.1.2 accès rapide :</text:p>
      <text:p text:style-name="P20"><text:tab/><text:tab/><text:tab/><text:tab/>- agenda</text:p>
      <text:p text:style-name="P20"><text:tab/><text:tab/><text:tab/><text:tab/>- recherche</text:p>
      <text:p text:style-name="P20"><text:tab/><text:tab/><text:tab/><text:tab/>- notifications</text:p>
      <text:p text:style-name="P20"><text:tab/><text:tab/><text:tab/><text:tab/>- messagerie interne</text:p>
      <text:p text:style-name="P26"><text:s/></text:p>
      <text:p text:style-name="P11"><text:span text:style-name="T9"><text:tab/><text:tab/></text:span><text:span text:style-name="T15">5.2.2</text:span><text:span text:style-name="T9"> barre de navigation, </text:span></text:p>
      <text:p text:style-name="P26"><text:tab/><text:tab/><text:tab/>zones de travail (agenda, zone de recherche, zone de <text:tab/><text:tab/><text:tab/><text:tab/><text:tab/>messagerie) </text:p>
      <text:p text:style-name="P1"/>
      <text:p text:style-name="P1"/>
      <text:p text:style-name="P43">6. Attentes techniques</text:p>
      <text:p text:style-name="P43"/>
      <text:p text:style-name="P12"><text:span text:style-name="T7"><text:tab/></text:span><text:span text:style-name="T4">6.1</text:span><text:span text:style-name="T7"> </text:span>CMS:</text:p>
      <text:p text:style-name="P12"><text:span text:style-name="T7"><text:tab/><text:tab/>un système de gestion de contenu (CMS) pourra être utilisé</text:span> </text:p>
      <text:p text:style-name="P12"><text:span text:style-name="T7"><text:tab/></text:span><text:span text:style-name="T4">6.2</text:span><text:span text:style-name="T7"> Optimisation écran:</text:span></text:p>
      <text:p text:style-name="P15"><text:tab/><text:tab/>Le site devra être optimisé aussi bien pour une utilisation PC que tablette <text:tab/><text:tab/>ou smartphone</text:p>
      <text:p text:style-name="P12"><text:span text:style-name="T7"><text:tab/></text:span><text:span text:style-name="T4">6.3</text:span><text:span text:style-name="T7"> </text:span>gestion h<text:span text:style-name="T11">é</text:span>bergement <text:span text:style-name="T11">et </text:span>nom de domaine :</text:p>
      <text:p text:style-name="P15"><text:tab/><text:tab/>Le site devra être hébergé localement, bien qu’un déploiement national <text:tab/><text:tab/>et donc un hébergement avec nom de domaine puise être envisagé</text:p>
      <text:p text:style-name="P13"><text:span text:style-name="T7"><text:tab/></text:span><text:span text:style-name="T4">6.4</text:span><text:span text:style-name="T7"> </text:span>interaction site avec appli<text:span text:style-name="T11">cation</text:span> externe ou flux d’informations :</text:p>
      <text:p text:style-name="P15"><text:tab/><text:tab/>une notion fondamentale de ce site est l’interactivité (gestion agenda, <text:tab/><text:tab/>flux, <text:tab/>recherche) </text:p>
      <text:p text:style-name="P13"><text:soft-page-break/><text:span text:style-name="T7"><text:tab/></text:span><text:span text:style-name="T4">6.5</text:span><text:span text:style-name="T7"> </text:span>contrainte de s<text:span text:style-name="T11">é</text:span>curité</text:p>
      <text:p text:style-name="P15"><text:tab/><text:tab/>chaque utilisateur devra être enregistré pour pouvoir gérer son interface </text:p>
      <text:p text:style-name="P13"><text:span text:style-name="T7"><text:tab/></text:span><text:span text:style-name="T4">6.6</text:span><text:span text:style-name="T7"> </text:span>SEO:</text:p>
      <text:p text:style-name="P15"><text:tab/><text:tab/>Aucune optimisation pour le r<text:span text:style-name="T11">é</text:span>f<text:span text:style-name="T11">é</text:span>re<text:span text:style-name="T11">n</text:span>cement n’est envisagée</text:p>
      <text:p text:style-name="P13"><text:span text:style-name="T7"><text:tab/></text:span><text:span text:style-name="T4">6.7</text:span><text:span text:style-name="T7"> </text:span>compatibilité avec anciennes version navigateur</text:p>
      <text:p text:style-name="P15"><text:tab/><text:tab/>A envisager, aucune inf<text:span text:style-name="T11">o</text:span>rm<text:span text:style-name="T11">a</text:span>tion n’est disponible à ce jour.</text:p>
      <text:p text:style-name="P13"/>
      <text:p text:style-name="P7"/>
      <text:p text:style-name="P44"/>
      <text:p text:style-name="P44"><text:span text:style-name="T30">7. Brief créatif</text:span></text:p>
      <text:p text:style-name="P8"><text:tab/><text:span text:style-name="T1">Identit</text:span><text:span text:style-name="T2">é</text:span><text:span text:style-name="T1"> graphique</text:span>:</text:p>
      <text:p text:style-name="P14"><text:tab/><text:tab/><text:span text:style-name="T22">Puisqu’</text:span>exist<text:span text:style-name="T11">a</text:span>nte <text:span text:style-name="T22">elle</text:span> devra <text:span text:style-name="T11">ê</text:span>tre fournie par <text:s/>la Fondation FACE</text:p>
      <text:p text:style-name="P9"><text:tab/><text:span text:style-name="T1">profil utilisateurs</text:span>: </text:p>
      <text:p text:style-name="P14"><text:tab/><text:tab/>employés de FACE obligatoirement : non personnalisable</text:p>
      <text:p text:style-name="P8"><text:tab/><text:span text:style-name="T1">objectifs</text:span>: <text:span text:style-name="T7">collaboration et gestion efficace de données: le graphisme <text:tab/><text:tab/><text:tab/><text:tab/>devra être soigné afin de faciliter l’utilisation du produit.</text:span></text:p>
      <text:p text:style-name="P1"/>
      <text:p text:style-name="P1"/>
      <text:p text:style-name="P44"/>
      <text:p text:style-name="P43">8. Contraintes <text:span text:style-name="T12">particulières</text:span></text:p>
      <text:p text:style-name="P23"><text:span text:style-name="T16"><text:s/><text:tab/></text:span><text:span text:style-name="T17">Aucune maintenance ne sera fournie: </text:span><text:span text:style-name="T19">il sera donc nécessaire de mettre en avant <text:s/></text:span><text:span text:style-name="T17">la facilité d’utilisation de l’application web ainsi que sa facilité de prise en <text:tab/>main et aussi de maintenance: l’accent sera donc mis sur l’optimisation <text:tab/>didactique: les codes seront commentés et une documentation très détaillée sera <text:tab/>fournie. Aussi bien pour l’utilisation que pour la compréhension des <text:tab/></text:span><text:span text:style-name="T18">fonctionnalités</text:span><text:span text:style-name="T17"> demandée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oma" svg:font-family="Loma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1:40:17.429143156</meta:creation-date>
    <dc:date>2016-11-17T16:53:43.580575265</dc:date>
    <meta:editing-duration>PT52M13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5" meta:paragraph-count="119" meta:word-count="908" meta:character-count="6163" meta:non-whitespace-character-count="5107"/>
  </office:meta>
</office:document-meta>
</file>